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/>
          <table:table-cell office:value-type="float" office:value="47100" calcext:value-type="float">
            <text:p>47100</text:p>
          </table:table-cell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4:.H28])" office:value-type="float" office:value="38819.0476190476" calcext:value-type="float">
            <text:p>38819.0476190476</text:p>
          </table:table-cell>
          <table:table-cell table:style-name="ce16"/>
          <table:table-cell table:style-name="ce2" table:formula="of:=SUM([.J4:.J28])" office:value-type="float" office:value="60000" calcext:value-type="float">
            <text:p>60000</text:p>
          </table:table-cell>
          <table:table-cell/>
          <table:table-cell table:style-name="ce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table:number-columns-repeated="4"/>
          <table:table-cell table:style-name="ce2" table:formula="of:=SUM([.B33:.F33])" office:value-type="float" office:value="8400" calcext:value-type="float">
            <text:p>8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350" calcext:value-type="float">
            <text:p>35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350" calcext:value-type="float">
            <text:p>35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56:.F56])" office:value-type="float" office:value="350" calcext:value-type="float">
            <text:p>35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4" office:value-type="float" office:value="350" calcext:value-type="float">
            <text:p>35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B56:.D56])" office:value-type="float" office:value="350" calcext:value-type="float">
            <text:p>35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350" calcext:value-type="float">
            <text:p>35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34:.H58])" office:value-type="float" office:value="8400" calcext:value-type="float">
            <text:p>8400</text:p>
          </table:table-cell>
          <table:table-cell table:style-name="ce16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table:number-columns-repeated="5"/>
          <table:table-cell table:style-name="ce2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64:.H88])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0:30:06.845589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5T11:09:52.085466796</dc:date>
    <meta:editing-duration>P11DT9H31M29S</meta:editing-duration>
    <meta:editing-cycles>3431</meta:editing-cycles>
    <meta:generator>LibreOffice/4.2.8.2$Linux_X86_64 LibreOffice_project/420m0$Build-2</meta:generator>
    <meta:document-statistic meta:table-count="21" meta:cell-count="9785" meta:object-count="0"/>
  </office:meta>
</office:document-meta>
</file>